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1.528cm" fo:min-width="13.851cm"/>
    </style:style>
    <style:style style:name="gr2" style:family="graphic" style:parent-style-name="standard">
      <style:graphic-properties draw:stroke="none" draw:fill="solid" draw:fill-color="#cccccc" draw:textarea-horizontal-align="justify" draw:textarea-vertical-align="middle" draw:auto-grow-height="false" fo:min-height="1.528cm" fo:min-width="13.851cm"/>
    </style:style>
    <style:style style:name="gr3" style:family="graphic" style:parent-style-name="standard">
      <style:graphic-properties draw:stroke="none" svg:stroke-color="#000000" draw:fill="none" draw:fill-color="#ffffff" fo:min-height="4.83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6.451cm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4.419cm" fo:padding-top="0.142cm" fo:padding-bottom="0.142cm" fo:padding-left="0.267cm" fo:padding-right="0.267cm"/>
    </style:style>
    <style:style style:name="gr6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351cm" fo:min-width="1.879cm" fo:padding-top="0.142cm" fo:padding-bottom="0.142cm" fo:padding-left="0.267cm" fo:padding-right="0.267cm"/>
    </style:style>
    <style:style style:name="gr7" style:family="graphic" style:parent-style-name="standard">
      <style:graphic-properties draw:stroke="solid" svg:stroke-width="0.035cm" svg:stroke-color="#999999" draw:marker-start-width="0.252cm" draw:marker-end-width="0.252cm" draw:fill="solid" draw:fill-color="#ffffff" draw:textarea-horizontal-align="justify" draw:textarea-vertical-align="middle" draw:auto-grow-height="false" fo:min-height="0.351cm" fo:min-width="1.879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351cm" svg:height="1.778cm" svg:x="0.238cm" svg:y="4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351cm" svg:height="1.778cm" svg:x="0.238cm" svg:y="2.39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429cm" svg:height="5.08cm" svg:x="0.111cm" svg:y="0.111cm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State</text:span></text:p>
            <text:p text:style-name="P3"><text:span text:style-name="T1"/></text:p>
            <text:p text:style-name="P3"><text:span text:style-name="T1"/></text:p>
            <text:p text:style-name="P3"><text:span text:style-name="T1">City</text:span></text:p>
          </draw:text-box>
        </draw:frame>
        <draw:custom-shape draw:style-name="gr4" draw:text-style-name="P6" xml:id="id1" draw:id="id1" draw:layer="layout" svg:width="6.985cm" svg:height="0.635cm" svg:x="1.889cm" svg:y="4.429cm">
          <text:p text:style-name="P5"><text:span text:style-name="T2">Tx(A, B, X), Tx(C, SM:D, Y), Tx(E, SM:F, Z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4.953cm" svg:height="0.635cm" svg:x="9.382cm" svg:y="4.429cm">
          <text:p text:style-name="P5"><text:span text:style-name="T2">Tx(LA:C, D, Y), Tx(LA:E, F, Z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2.413cm" svg:height="0.635cm" svg:x="7.985cm" svg:y="2.651cm">
          <text:p text:style-name="P5"><text:span text:style-name="T2">Tx’(LA, SM, α)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413cm" svg:height="0.635cm" svg:x="11.922cm" svg:y="1.508cm">
          <text:p text:style-name="P5"><text:span text:style-name="T2">α = Y + Z</text:span></text:p>
          <draw:enhanced-geometry svg:viewBox="0 0 21600 21600" draw:type="rectangle" draw:enhanced-path="M 0 0 L 21600 0 21600 21600 0 21600 0 0 Z N"/>
        </draw:custom-shape>
        <draw:connector draw:style-name="gr8" draw:text-style-name="P7" draw:layer="layout" draw:type="curve" svg:x1="5.381cm" svg:y1="4.429cm" svg:x2="7.985cm" svg:y2="2.968cm" draw:start-shape="id1" draw:start-glue-point="0" draw:end-shape="id2" draw:end-glue-point="3" svg:d="M5381 4429c0-974 868-1461 2604-1461" svg:viewBox="0 0 2605 1462">
          <text:p/>
        </draw:connector>
        <draw:connector draw:style-name="gr8" draw:text-style-name="P7" draw:layer="layout" draw:type="curve" svg:x1="10.398cm" svg:y1="2.968cm" svg:x2="11.858cm" svg:y2="4.429cm" draw:start-shape="id2" draw:start-glue-point="1" draw:end-shape="id3" draw:end-glue-point="0" svg:d="M10398 2968c974 0 1460 487 1460 1461" svg:viewBox="0 0 1461 1462">
          <text:p/>
        </draw:connector>
        <draw:frame draw:style-name="gr9" draw:text-style-name="P8" draw:layer="layout" svg:width="2.293cm" svg:height="0.725cm" svg:x="7.985cm" svg:y="3.323cm">
          <draw:text-box>
            <text:p><text:span text:style-name="T3">California</text:span></text:p>
          </draw:text-box>
        </draw:frame>
        <draw:frame draw:style-name="gr9" draw:text-style-name="P8" draw:layer="layout" svg:width="3.101cm" svg:height="0.725cm" svg:x="10.525cm" svg:y="5.101cm">
          <draw:text-box>
            <text:p><text:span text:style-name="T3">Santa Monica</text:span></text:p>
          </draw:text-box>
        </draw:frame>
        <draw:frame draw:style-name="gr9" draw:text-style-name="P8" draw:layer="layout" svg:width="2.818cm" svg:height="0.725cm" svg:x="4.024cm" svg:y="5.101cm">
          <draw:text-box>
            <text:p><text:span text:style-name="T3">Los Ange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8:06:16.639741601</meta:creation-date>
    <dc:date>2018-05-02T18:26:19.592654200</dc:date>
    <meta:editing-duration>PT20M2S</meta:editing-duration>
    <meta:editing-cycles>2</meta:editing-cycles>
    <meta:generator>LibreOffice/6.0.3.2$Linux_X86_64 LibreOffice_project/00m0$Build-2</meta:generator>
    <meta:document-statistic meta:object-count="12"/>
  </office:meta>
</office:document-meta>
</file>